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Palatino" svg:font-family="Palatino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Palatin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&amp;<text:span text:style-name="T1">P368686 = BM 085232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#project: obt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#atf: use unicod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#atf: use legac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#atf: use mat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@table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style-name="ce3" office:value-type="string">
            <text:p>[ERÉN SAG NÍG.GA]</text:p>
          </table:table-cell>
          <table:table-cell table:style-name="ce8" office:value-type="string">
            <text:p>[ša i-na] EG₂ {[d]}⸢SUEN⸣ <text:s/>uš-ta-bi-lu</text:p>
          </table:table-cell>
          <table:table-cell table:style-name="ce8" office:value-type="string">
            <text:p>SAHAR ÉŠ.GÀR <text:s/>1 LÚ</text:p>
          </table:table-cell>
          <table:table-cell table:style-name="ce8" office:value-type="string">
            <text:p>SAHAR-BI</text:p>
          </table:table-cell>
          <table:table-cell table:style-name="ce8" office:value-type="string">
            <text:p>GURUM₂ AK</text:p>
          </table:table-cell>
          <table:table-cell table:style-name="ce8" office:value-type="string">
            <text:p>LÁ.Ì</text:p>
          </table:table-cell>
          <table:table-cell table:style-name="ce8" office:value-type="string">
            <text:p>MU-BI.I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ṣābum[troops]N; rēš[head]N; namkūrim[property]N; </text:p>
          </table:table-cell>
          <table:table-cell table:style-name="ce8" office:value-type="string">
            <text:p>ša[who]REL; ina[from]PRP; +īku[dyke]N$īk; Sin[1]DN; +wabālu[carry//send]V'V$uštābilū; </text:p>
          </table:table-cell>
          <table:table-cell table:style-name="ce8" office:value-type="string">
            <text:p>eperum[earth]N; iškār[work assignment]N; n; awīlim[man]N; </text:p>
          </table:table-cell>
          <table:table-cell table:style-name="ce8" office:value-type="string">
            <text:p>eperšu[earth]N; </text:p>
          </table:table-cell>
          <table:table-cell table:style-name="ce8" office:value-type="string">
            <text:p>piqittum[check]N; epuštum[made]AJ; </text:p>
          </table:table-cell>
          <table:table-cell table:style-name="ce8" office:value-type="string">
            <text:p>ribbatum[arrears]N; </text:p>
          </table:table-cell>
          <table:table-cell table:style-name="ce8" office:value-type="string">
            <text:p>šumšu[name]N</text:p>
          </table:table-cell>
          <table:table-cell table:number-columns-repeated="1016"/>
        </table:table-row>
        <table:table-row table:style-name="ro2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8" table:number-columns-repeated="6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table:style-name="ce4" office:value-type="string">
            <text:p>[15]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2.1/2 GÍN</text:p>
          </table:table-cell>
          <table:table-cell table:style-name="ce9" office:value-type="string">
            <text:p>1/3 SAR 5 GÍN 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i-gi-⸢gi⸣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šiqil[unit]N; </text:p>
          </table:table-cell>
          <table:table-cell table:style-name="ce9" office:value-type="string">
            <text:p>n; mūšar[unit]N; n; šiqil[unit]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Igigi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5" office:value-type="string">
            <text:p>[10]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1/3 SAR 5 GÍN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10" office:value-type="string">
            <text:p>INIM-{d}⸢UTU⸣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mūšar[unit]N; 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+Awat-Šamaš[1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5" office:value-type="string">
            <text:p>[3]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7.1/2 GÍN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string">
            <text:p>ni-di-⸢it⸣-[tum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Nidittu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5" office:value-type="string">
            <text:p>[3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UMU-MEŠ ì-lí-[SUM].MA <text:s/>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mārū[son]N; Ili-iddina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.</text:p>
          </table:table-cell>
          <table:table-cell table:style-name="ce5" office:value-type="string">
            <text:p>[2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DUMU-MEŠ a-hu-ni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mārū[son]N; Ahuni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.</text:p>
          </table:table-cell>
          <table:table-cell table:style-name="ce5" office:value-type="string">
            <text:p>[2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DUMU-MEŠ {d}SUEN-ša-mu-uh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mārū[son]N; Sin-šamuh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UMU im-gur-ru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mār[son]N; Imgurru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.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i-ṣi₂-da-re-e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+Iṣi-dare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.</text:p>
          </table:table-cell>
          <table:table-cell table:style-name="ce5" office:value-type="string">
            <text:p>[2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za-a-lu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+Zayyalu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table:style-name="ce5" office:value-type="string">
            <text:p>[2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ṣi-lí-{d}INNIN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+Ṣilli-Ištar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2.</text:p>
          </table:table-cell>
          <table:table-cell table:style-name="ce5" office:value-type="string">
            <text:p>[4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pa-qà-ti-⸢ia⸣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+Paqatiya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3.</text:p>
          </table:table-cell>
          <table:table-cell table:style-name="ce5" office:value-type="string">
            <text:p>[3].1/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1.1/3</text:p>
          </table:table-cell>
          <table:table-cell table:style-name="ce10" office:value-type="string">
            <text:p>pe-er-hu-⸢um⸣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+Perhu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4.</text:p>
          </table:table-cell>
          <table:table-cell table:style-name="ce5" office:value-type="string">
            <text:p>[3].1/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1.1/3</text:p>
          </table:table-cell>
          <table:table-cell table:style-name="ce10" office:value-type="string">
            <text:p>a-bu-um-⸢DINGIR⸣ 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+Abum-ili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style-name="ce5"/>
          <table:table-cell table:style-name="ce10" table:number-columns-repeated="6"/>
          <table:table-cell table:number-columns-repeated="1016"/>
        </table:table-row>
        <table:table-row table:style-name="ro2">
          <table:table-cell office:value-type="string">
            <text:p>1.</text:p>
          </table:table-cell>
          <table:table-cell table:style-name="ce5" office:value-type="string">
            <text:p>[2]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.1/2 GÍN</text:p>
          </table:table-cell>
          <table:table-cell table:style-name="ce10" office:value-type="string">
            <text:p>5 GÍ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string">
            <text:p>{d#}[SUEN-a-ša-re-da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n; </text:p>
          </table:table-cell>
          <table:table-cell table:style-name="ce10" office:value-type="string">
            <text:p>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šiqil[unit]N; </text:p>
          </table:table-cell>
          <table:table-cell table:style-name="ce10" office:value-type="string">
            <text:p>n; </text:p>
          </table:table-cell>
          <table:table-cell table:style-name="ce10"/>
          <table:table-cell table:style-name="ce10" office:value-type="string">
            <text:p>Sin-ašareda[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ce3" office:value-type="string">
            <text:p>[1]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2.1/2 GÍN</text:p>
          </table:table-cell>
          <table:table-cell table:style-name="ce8" office:value-type="string">
            <text:p>[2.1/2 GÍN]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ap#-[lum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8" office:value-type="string">
            <text:p>n; </text:p>
          </table:table-cell>
          <table:table-cell table:style-name="ce8" office:value-type="string">
            <text:p>n; šiqil[unit]N; </text:p>
          </table:table-cell>
          <table:table-cell table:style-name="ce8" office:value-type="string">
            <text:p>n; šiqil[unit]N; </text:p>
          </table:table-cell>
          <table:table-cell table:style-name="ce8" office:value-type="string">
            <text:p>n; </text:p>
          </table:table-cell>
          <table:table-cell table:style-name="ce8"/>
          <table:table-cell table:style-name="ce8" office:value-type="string">
            <text:p>+Aplu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/>
          <table:table-cell table:style-name="ce8" table:number-columns-repeated="6"/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table:style-name="ce4" office:value-type="string">
            <text:p>57.[2/3]</text:p>
          </table:table-cell>
          <table:table-cell table:style-name="ce9" office:value-type="float" office:value="46">
            <text:p>46</text:p>
          </table:table-cell>
          <table:table-cell table:style-name="ce9" office:value-type="string">
            <text:p>2.1/2 GÍN</text:p>
          </table:table-cell>
          <table:table-cell table:style-name="ce9" office:value-type="string">
            <text:p>1.5/6 SAR 5 GÍN <text:s text:c="2"/></text:p>
          </table:table-cell>
          <table:table-cell table:style-name="ce9" office:value-type="float" office:value="46">
            <text:p>46</text:p>
          </table:table-cell>
          <table:table-cell table:style-name="ce9" office:value-type="string">
            <text:p>11.2/3</text:p>
          </table:table-cell>
          <table:table-cell table:style-name="ce9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; šiqil[unit]N; </text:p>
          </table:table-cell>
          <table:table-cell table:style-name="ce9" office:value-type="string">
            <text:p>n; mūšar[unit]N; n; šiqil[unit]N; </text:p>
          </table:table-cell>
          <table:table-cell table:style-name="ce9" office:value-type="string">
            <text:p>n; </text:p>
          </table:table-cell>
          <table:table-cell table:style-name="ce9" office:value-type="string">
            <text:p>n</text:p>
          </table:table-cell>
          <table:table-cell table:style-name="ce9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9" table:number-columns-repeated="6"/>
          <table:table-cell table:number-columns-repeated="1016"/>
        </table:table-row>
        <table:table-row table:style-name="ro2">
          <table:table-cell office:value-type="string">
            <text:p>4. |</text:p>
          </table:table-cell>
          <table:table-cell table:style-name="ce6" office:value-type="string" table:number-columns-spanned="7" table:number-rows-spanned="1">
            <text:p>{iti}DU₆.KÙ [U₄ x-KAM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6" office:value-type="string" table:number-columns-spanned="7" table:number-rows-spanned="1">
            <text:p>Tašritum[1]MN; ūm[day]N; u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 |</text:p>
          </table:table-cell>
          <table:table-cell table:style-name="ce7" office:value-type="string" table:number-columns-spanned="7" table:number-rows-spanned="1">
            <text:p>%s mu ki-3 {ŋeš}tukul mah ; an {d}en-líl {d}en-ki-ga-ta ; ì-si-in{ki} in-dab-ba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7" office:value-type="string" table:number-columns-spanned="7" table:number-rows-spanned="1">
            <text:p>mu[year]; n; tukul[weapon]; mah[great]; An[]DN; Enlil[]DN; Enki[]DN; Isin[1]; dab[seize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Troops, available assets</text:p>
          </table:table-cell>
          <table:table-cell office:value-type="string">
            <text:p>Those who were sent @?from?@ Sin's dyke</text:p>
          </table:table-cell>
          <table:table-cell office:value-type="string">
            <text:p>Earth, the (daily) work assignment of 1 man</text:p>
          </table:table-cell>
          <table:table-cell office:value-type="string">
            <text:p>Its earth</text:p>
          </table:table-cell>
          <table:table-cell office:value-type="string">
            <text:p>Check made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[15]</text:p>
          </table:table-cell>
          <table:table-cell office:value-type="string">
            <text:p>10</text:p>
          </table:table-cell>
          <table:table-cell office:value-type="string">
            <text:p>2 1/2 shekels</text:p>
          </table:table-cell>
          <table:table-cell office:value-type="string">
            <text:p>1/3 @mūšar, 5 shekels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Igigi</text:p>
          </table:table-cell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office:value-type="string">
            <text:p>[10]</text:p>
          </table:table-cell>
          <table:table-cell office:value-type="string">
            <text:p>10</text:p>
          </table:table-cell>
          <table:table-cell office:value-type="string">
            <text:p>2 1/2 shekels</text:p>
          </table:table-cell>
          <table:table-cell office:value-type="string">
            <text:p>1/3 @mūšar, 5 shekels</text:p>
          </table:table-cell>
          <table:table-cell office:value-type="string">
            <text:p>10</text:p>
          </table:table-cell>
          <table:table-cell/>
          <table:table-cell office:value-type="string">
            <text:p>Awat-Šamaš</text:p>
          </table:table-cell>
          <table:table-cell table:number-columns-repeated="1016"/>
        </table:table-row>
        <table:table-row table:style-name="ro2">
          <table:table-cell office:value-type="string">
            <text:p>4.</text:p>
          </table:table-cell>
          <table:table-cell office:value-type="string">
            <text:p>[3]</text:p>
          </table:table-cell>
          <table:table-cell office:value-type="string">
            <text:p>3</text:p>
          </table:table-cell>
          <table:table-cell office:value-type="string">
            <text:p>2 1/2 shekels</text:p>
          </table:table-cell>
          <table:table-cell office:value-type="string">
            <text:p>7 1/2 shekels</text:p>
          </table:table-cell>
          <table:table-cell office:value-type="string">
            <text:p>3</text:p>
          </table:table-cell>
          <table:table-cell/>
          <table:table-cell office:value-type="string">
            <text:p>Nidittum</text:p>
          </table:table-cell>
          <table:table-cell table:number-columns-repeated="1016"/>
        </table:table-row>
        <table:table-row table:style-name="ro2">
          <table:table-cell office:value-type="string">
            <text:p>5.</text:p>
          </table:table-cell>
          <table:table-cell office:value-type="string">
            <text:p>[3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The sons of Ili-iddinam</text:p>
          </table:table-cell>
          <table:table-cell table:number-columns-repeated="1016"/>
        </table:table-row>
        <table:table-row table:style-name="ro2">
          <table:table-cell office:value-type="string">
            <text:p>6.</text:p>
          </table:table-cell>
          <table:table-cell office:value-type="string">
            <text:p>[2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/>
          <table:table-cell office:value-type="string">
            <text:p>The sons of Ahuni</text:p>
          </table:table-cell>
          <table:table-cell table:number-columns-repeated="1016"/>
        </table:table-row>
        <table:table-row table:style-name="ro2">
          <table:table-cell office:value-type="string">
            <text:p>7.</text:p>
          </table:table-cell>
          <table:table-cell office:value-type="string">
            <text:p>[2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/>
          <table:table-cell office:value-type="string">
            <text:p>The sons of Sin-šamuh</text:p>
          </table:table-cell>
          <table:table-cell table:number-columns-repeated="1016"/>
        </table:table-row>
        <table:table-row table:style-name="ro2">
          <table:table-cell office:value-type="string">
            <text:p>8.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The son of Imgurrum</text:p>
          </table:table-cell>
          <table:table-cell table:number-columns-repeated="1016"/>
        </table:table-row>
        <table:table-row table:style-name="ro2">
          <table:table-cell office:value-type="string">
            <text:p>9.</text:p>
          </table:table-cell>
          <table:table-cell table:number-columns-repeated="2"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/>
          <table:table-cell office:value-type="string">
            <text:p>Iṣi-dare</text:p>
          </table:table-cell>
          <table:table-cell table:number-columns-repeated="1016"/>
        </table:table-row>
        <table:table-row table:style-name="ro2">
          <table:table-cell office:value-type="string">
            <text:p>10.</text:p>
          </table:table-cell>
          <table:table-cell office:value-type="string">
            <text:p>[2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/>
          <table:table-cell office:value-type="string">
            <text:p>Zayyalum</text:p>
          </table:table-cell>
          <table:table-cell table:number-columns-repeated="1016"/>
        </table:table-row>
        <table:table-row table:style-name="ro2">
          <table:table-cell office:value-type="string">
            <text:p>11.</text:p>
          </table:table-cell>
          <table:table-cell office:value-type="string">
            <text:p>[2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/>
          <table:table-cell office:value-type="string">
            <text:p>Ṣilli-Ištar</text:p>
          </table:table-cell>
          <table:table-cell table:number-columns-repeated="1016"/>
        </table:table-row>
        <table:table-row table:style-name="ro2">
          <table:table-cell office:value-type="string">
            <text:p>12.</text:p>
          </table:table-cell>
          <table:table-cell office:value-type="string">
            <text:p>[4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table:number-columns-repeated="2" office:value-type="string">
            <text:p>2</text:p>
          </table:table-cell>
          <table:table-cell office:value-type="string">
            <text:p>Paqatiya</text:p>
          </table:table-cell>
          <table:table-cell table:number-columns-repeated="1016"/>
        </table:table-row>
        <table:table-row table:style-name="ro2">
          <table:table-cell office:value-type="string">
            <text:p>13.</text:p>
          </table:table-cell>
          <table:table-cell office:value-type="string">
            <text:p>[3] 1/3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 office:value-type="string">
            <text:p>1 1/3</text:p>
          </table:table-cell>
          <table:table-cell office:value-type="string">
            <text:p>Perhum</text:p>
          </table:table-cell>
          <table:table-cell table:number-columns-repeated="1016"/>
        </table:table-row>
        <table:table-row table:style-name="ro2">
          <table:table-cell office:value-type="string">
            <text:p>14.</text:p>
          </table:table-cell>
          <table:table-cell office:value-type="string">
            <text:p>[3] 1/3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 office:value-type="string">
            <text:p>1 1/3</text:p>
          </table:table-cell>
          <table:table-cell office:value-type="string">
            <text:p>Abum-ili</text:p>
          </table:table-cell>
          <table:table-cell table:number-columns-repeated="1016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[2]</text:p>
          </table:table-cell>
          <table:table-cell office:value-type="string">
            <text:p>2</text:p>
          </table:table-cell>
          <table:table-cell office:value-type="string">
            <text:p>2 1/2 shekels</text:p>
          </table:table-cell>
          <table:table-cell office:value-type="string">
            <text:p>5 shekels</text:p>
          </table:table-cell>
          <table:table-cell office:value-type="string">
            <text:p>2</text:p>
          </table:table-cell>
          <table:table-cell/>
          <table:table-cell office:value-type="string">
            <text:p>[@?Sin-ašareda?@]</text:p>
          </table:table-cell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office:value-type="string">
            <text:p>[1]</text:p>
          </table:table-cell>
          <table:table-cell office:value-type="string">
            <text:p>1</text:p>
          </table:table-cell>
          <table:table-cell office:value-type="string">
            <text:p>2 1/2 shekels</text:p>
          </table:table-cell>
          <table:table-cell office:value-type="string">
            <text:p>[2 1/2 shekels]</text:p>
          </table:table-cell>
          <table:table-cell office:value-type="string">
            <text:p>1</text:p>
          </table:table-cell>
          <table:table-cell/>
          <table:table-cell office:value-type="string">
            <text:p>Aplum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3.</text:p>
          </table:table-cell>
          <table:table-cell office:value-type="string">
            <text:p>57 [2/3]</text:p>
          </table:table-cell>
          <table:table-cell office:value-type="string">
            <text:p>46</text:p>
          </table:table-cell>
          <table:table-cell office:value-type="string">
            <text:p>2 1/2 shekels</text:p>
          </table:table-cell>
          <table:table-cell office:value-type="string">
            <text:p>1 5/6 @mūšar 5 shekels</text:p>
          </table:table-cell>
          <table:table-cell office:value-type="string">
            <text:p>46</text:p>
          </table:table-cell>
          <table:table-cell office:value-type="string">
            <text:p>11 2/3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7" table:number-rows-spanned="1">
            <text:p>Tašritum (Month VI), [day ...], 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5.</text:p>
          </table:table-cell>
          <table:table-cell office:value-type="string" table:number-columns-spanned="7" table:number-rows-spanned="1">
            <text:p>Year: the third after Isin was destroyed by the great weapons of An, Enlil and Enki.</text:p>
          </table:table-cell>
          <table:covered-table-cell table:number-columns-repeated="6"/>
          <table:table-cell table:number-columns-repeated="1016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Palatino" svg:font-family="Palatino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09:34:32</meta:creation-date>
    <dc:date>2014-05-13T20:42:59</dc:date>
    <meta:editing-duration>PT01H01M56S</meta:editing-duration>
    <meta:editing-cycles>30</meta:editing-cycles>
    <meta:generator>NeoOffice/3.4.1$Unix OpenOffice.org_project/Patch 0</meta:generator>
    <meta:document-statistic meta:table-count="3" meta:cell-count="410" meta:object-count="0"/>
  </office:meta>
</office:document-meta>
</file>